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0D00000118A49AA483.svm" manifest:media-type=""/>
  <manifest:file-entry manifest:full-path="Pictures/2000000100000219000000ED5D42725B.svm" manifest:media-type=""/>
  <manifest:file-entry manifest:full-path="Pictures/20000001000000F2000000FE5EF71653.svm" manifest:media-type=""/>
  <manifest:file-entry manifest:full-path="Pictures/20000001000000BB000000E5B89C68BD.svm" manifest:media-type=""/>
  <manifest:file-entry manifest:full-path="Pictures/200000010000069600000139DB447D6F.svm" manifest:media-type=""/>
  <manifest:file-entry manifest:full-path="Pictures/10000000000000200000002000309F1C.png" manifest:media-type="image/png"/>
  <manifest:file-entry manifest:full-path="Pictures/20000001000002A500000153DA183558.svm" manifest:media-type=""/>
  <manifest:file-entry manifest:full-path="Pictures/2000000100000696000000FECE57EF61.svm" manifest:media-type=""/>
  <manifest:file-entry manifest:full-path="Pictures/20000001000000A1000000FE3306E489.svm" manifest:media-type=""/>
  <manifest:file-entry manifest:full-path="Pictures/20000001000000C3000000A1D578F1D8.svm" manifest:media-type=""/>
  <manifest:file-entry manifest:full-path="Pictures/20000001000000F2000000F2B55968F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8" style:family="graphic" style:parent-style-name="standard">
      <style:graphic-properties TexMathsArgs="12§display§\ce{SiO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TexMathsArgs="12§display§\textup{p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textup{nMOSFE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textup{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textup{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textup{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TexMathsArgs="12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display§p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n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custom-shape draw:style-name="gr1" draw:text-style-name="P1" draw:layer="layout" svg:width="9.865cm" svg:height="2.608cm" svg:x="1.191cm" svg:y="2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87cm" svg:height="0.379cm" svg:x="4.614cm" svg:y="2.6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49cm" svg:height="1.584cm" svg:x="6.18cm" svg:y="2.6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87cm" svg:height="0.379cm" svg:x="6.725cm" svg:y="2.6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87cm" svg:height="0.373cm" svg:x="9.263cm" svg:y="2.6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.87cm" svg:height="0.354cm" svg:x="7.543cm" svg:y="2.3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7cm" svg:height="0.132cm" svg:x="7.543cm" svg:y="2.17cm">
          <draw:glue-point draw:id="4" svg:x="2.16cm" svg:y="-4.772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7cm" svg:height="0.12cm" svg:x="6.947cm" svg:y="2.5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7cm" svg:height="0.12cm" svg:x="9.546cm" svg:y="2.5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35cm" svg:height="0.757cm" svg:x="5.463cm" svg:y="2.4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987cm" svg:height="0.397cm" svg:x="2.023cm" svg:y="2.6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7cm" svg:height="0.354cm" svg:x="2.875cm" svg:y="2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87cm" svg:height="0.132cm" svg:x="2.875cm" svg:y="2.1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7cm" svg:height="0.12cm" svg:x="2.279cm" svg:y="2.5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427cm" svg:height="0.12cm" svg:x="4.878cm" svg:y="2.531cm">
          <text:p/>
          <draw:enhanced-geometry svg:viewBox="0 0 21600 21600" draw:type="rectangle" draw:enhanced-path="M 0 0 L 21600 0 21600 21600 0 21600 0 0 Z N"/>
        </draw:custom-shape>
        <draw:path draw:style-name="gr7" draw:text-style-name="P1" draw:layer="layout" svg:width="0.921cm" svg:height="0.756cm" svg:x="1.19cm" svg:y="2.474cm" svg:viewBox="0 0 922 757" svg:d="m0 0h795c63 0 127 63 127 126v505c0 63-64 126-127 126h-795z">
          <text:p/>
        </draw:path>
        <draw:path draw:style-name="gr7" draw:text-style-name="P1" draw:layer="layout" svg:width="0.905cm" svg:height="0.756cm" svg:x="10.15cm" svg:y="2.474cm" svg:viewBox="0 0 906 757" svg:d="m906 757h-780c-63 0-126-63-126-126v-505c0-63 63-126 126-126h780z">
          <text:p/>
        </draw:path>
        <draw:frame draw:style-name="gr8" draw:text-style-name="P1" draw:layer="layout" svg:width="0.811cm" svg:height="0.406cm" svg:x="1.229cm" svg:y="2.632cm">
          <draw:image xlink:href="Pictures/20000001000002A500000153DA183558.svm" xlink:type="simple" xlink:show="embed" xlink:actuate="onLoad">
            <text:p/>
          </draw:image>
        </draw:frame>
        <draw:frame draw:style-name="gr8" draw:text-style-name="P1" draw:layer="layout" svg:width="0.811cm" svg:height="0.406cm" svg:x="5.747cm" svg:y="2.632cm">
          <draw:image xlink:href="Pictures/20000001000002A500000153DA183558.svm" xlink:type="simple" xlink:show="embed" xlink:actuate="onLoad">
            <text:p/>
          </draw:image>
        </draw:frame>
        <draw:frame draw:style-name="gr8" draw:text-style-name="P1" draw:layer="layout" svg:width="0.811cm" svg:height="0.406cm" svg:x="10.189cm" svg:y="2.632cm">
          <draw:image xlink:href="Pictures/20000001000002A500000153DA183558.svm" xlink:type="simple" xlink:show="embed" xlink:actuate="onLoad">
            <text:p/>
          </draw:image>
        </draw:frame>
        <draw:frame draw:style-name="gr8" draw:text-style-name="P1" xml:id="id1" draw:id="id1" draw:layer="layout" svg:width="0.811cm" svg:height="0.406cm" svg:x="7.516cm" svg:y="1.638cm">
          <draw:image xlink:href="Pictures/20000001000002A500000153DA183558.svm" xlink:type="simple" xlink:show="embed" xlink:actuate="onLoad">
            <text:p/>
          </draw:image>
        </draw:frame>
        <draw:line draw:style-name="gr9" draw:text-style-name="P1" draw:layer="layout" svg:x1="2.476cm" svg:y1="1.681cm" svg:x2="2.476cm" svg:y2="2.512cm">
          <text:p/>
        </draw:line>
        <draw:line draw:style-name="gr9" draw:text-style-name="P1" draw:layer="layout" svg:x1="5.122cm" svg:y1="1.682cm" svg:x2="5.122cm" svg:y2="2.513cm">
          <text:p/>
        </draw:line>
        <draw:line draw:style-name="gr9" draw:text-style-name="P1" draw:layer="layout" svg:x1="7.163cm" svg:y1="1.702cm" svg:x2="7.163cm" svg:y2="2.533cm">
          <text:p/>
        </draw:line>
        <draw:line draw:style-name="gr9" draw:text-style-name="P1" draw:layer="layout" svg:x1="9.771cm" svg:y1="1.703cm" svg:x2="9.771cm" svg:y2="2.534cm">
          <text:p/>
        </draw:line>
        <draw:line draw:style-name="gr9" draw:text-style-name="P1" draw:layer="layout" svg:x1="8.467cm" svg:y1="1.701cm" svg:x2="8.467cm" svg:y2="2.157cm">
          <text:p/>
        </draw:line>
        <draw:line draw:style-name="gr9" draw:text-style-name="P1" draw:layer="layout" svg:x1="3.837cm" svg:y1="1.701cm" svg:x2="3.837cm" svg:y2="2.157cm">
          <text:p/>
        </draw:line>
        <draw:connector draw:style-name="gr10" draw:text-style-name="P1" draw:layer="layout" draw:type="curve" draw:line-skew="0.253cm" svg:x1="7.516cm" svg:y1="1.841cm" svg:x2="7.543cm" svg:y2="2.486cm" draw:start-shape="id1" draw:start-glue-point="3" draw:end-shape="id2" draw:end-glue-point="3" svg:d="m7516 1841c-370 0-384 645 27 645">
          <text:p/>
        </draw:connector>
        <draw:custom-shape draw:style-name="gr11" draw:text-style-name="P1" draw:layer="layout" svg:width="0.303cm" svg:height="3.231cm" draw:transform="rotate (1.5707963267946) translate (6.88cm 1.13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1" draw:layer="layout" svg:width="0.303cm" svg:height="3.231cm" draw:transform="rotate (1.5707963267946) translate (2.194cm 1.13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" draw:layer="layout" svg:width="2.022cm" svg:height="0.374cm" svg:x="7.46cm" svg:y="0.299cm">
          <draw:image xlink:href="Pictures/200000010000069600000139DB447D6F.svm" xlink:type="simple" xlink:show="embed" xlink:actuate="onLoad">
            <text:p/>
          </draw:image>
        </draw:frame>
        <draw:frame draw:style-name="gr13" draw:text-style-name="P1" draw:layer="layout" svg:width="2.022cm" svg:height="0.304cm" svg:x="2.652cm" svg:y="0.336cm">
          <draw:image xlink:href="Pictures/2000000100000696000000FECE57EF61.svm" xlink:type="simple" xlink:show="embed" xlink:actuate="onLoad">
            <text:p/>
          </draw:image>
        </draw:frame>
        <draw:frame draw:style-name="gr14" draw:text-style-name="P1" draw:layer="layout" svg:width="0.192cm" svg:height="0.304cm" svg:x="2.359cm" svg:y="1.189cm">
          <draw:image xlink:href="Pictures/20000001000000A1000000FE3306E489.svm" xlink:type="simple" xlink:show="embed" xlink:actuate="onLoad">
            <text:p/>
          </draw:image>
        </draw:frame>
        <draw:frame draw:style-name="gr15" draw:text-style-name="P1" draw:layer="layout" svg:width="0.289cm" svg:height="0.304cm" svg:x="3.675cm" svg:y="1.189cm">
          <draw:image xlink:href="Pictures/20000001000000F2000000FE5EF71653.svm" xlink:type="simple" xlink:show="embed" xlink:actuate="onLoad">
            <text:p/>
          </draw:image>
        </draw:frame>
        <draw:frame draw:style-name="gr16" draw:text-style-name="P1" draw:layer="layout" svg:width="0.289cm" svg:height="0.289cm" svg:x="4.951cm" svg:y="1.21cm">
          <draw:image xlink:href="Pictures/20000001000000F2000000F2B55968F0.svm" xlink:type="simple" xlink:show="embed" xlink:actuate="onLoad">
            <text:p/>
          </draw:image>
        </draw:frame>
        <draw:frame draw:style-name="gr16" draw:text-style-name="P1" draw:layer="layout" svg:width="0.289cm" svg:height="0.289cm" svg:x="7.068cm" svg:y="1.21cm">
          <draw:image xlink:href="Pictures/20000001000000F2000000F2B55968F0.svm" xlink:type="simple" xlink:show="embed" xlink:actuate="onLoad">
            <text:p/>
          </draw:image>
        </draw:frame>
        <draw:frame draw:style-name="gr15" draw:text-style-name="P1" draw:layer="layout" svg:width="0.289cm" svg:height="0.304cm" svg:x="8.325cm" svg:y="1.189cm">
          <draw:image xlink:href="Pictures/20000001000000F2000000FE5EF71653.svm" xlink:type="simple" xlink:show="embed" xlink:actuate="onLoad">
            <text:p/>
          </draw:image>
        </draw:frame>
        <draw:frame draw:style-name="gr14" draw:text-style-name="P1" draw:layer="layout" svg:width="0.192cm" svg:height="0.304cm" svg:x="9.655cm" svg:y="1.189cm">
          <draw:image xlink:href="Pictures/20000001000000A1000000FE3306E489.svm" xlink:type="simple" xlink:show="embed" xlink:actuate="onLoad">
            <text:p/>
          </draw:image>
        </draw:frame>
        <draw:frame draw:style-name="gr17" draw:text-style-name="P1" draw:layer="layout" svg:width="0.223cm" svg:height="0.274cm" svg:x="7.192cm" svg:y="4.702cm">
          <draw:image xlink:href="Pictures/20000001000000BB000000E5B89C68BD.svm" xlink:type="simple" xlink:show="embed" xlink:actuate="onLoad">
            <text:p/>
          </draw:image>
        </draw:frame>
        <draw:frame draw:style-name="gr18" draw:layer="layout" svg:width="2.839cm" svg:height="0.911cm" svg:x="4.517cm" svg:y="4.27cm">
          <draw:text-box>
            <text:p>سلیکان کی پتری</text:p>
          </draw:text-box>
        </draw:frame>
        <draw:frame draw:style-name="gr19" draw:text-style-name="P1" draw:layer="layout" svg:width="0.233cm" svg:height="0.192cm" svg:x="9.286cm" svg:y="3.628cm">
          <draw:image xlink:href="Pictures/20000001000000C3000000A1D578F1D8.svm" xlink:type="simple" xlink:show="embed" xlink:actuate="onLoad">
            <text:p/>
          </draw:image>
        </draw:frame>
        <draw:frame draw:style-name="gr18" draw:layer="layout" svg:width="1.836cm" svg:height="0.911cm" svg:x="7.616cm" svg:y="3.212cm">
          <draw:text-box>
            <text:p>گہرا خطہ</text:p>
          </draw:text-box>
        </draw:frame>
        <draw:frame draw:style-name="gr20" draw:text-style-name="P1" draw:layer="layout" svg:width="0.524cm" svg:height="0.279cm" svg:x="9.485cm" svg:y="2.718cm">
          <draw:image xlink:href="Pictures/200000010000020D00000118A49AA483.svm" xlink:type="simple" xlink:show="embed" xlink:actuate="onLoad">
            <text:p/>
          </draw:image>
        </draw:frame>
        <draw:frame draw:style-name="gr20" draw:text-style-name="P1" draw:layer="layout" svg:width="0.524cm" svg:height="0.279cm" svg:x="6.971cm" svg:y="2.718cm">
          <draw:image xlink:href="Pictures/200000010000020D00000118A49AA483.svm" xlink:type="simple" xlink:show="embed" xlink:actuate="onLoad">
            <text:p/>
          </draw:image>
        </draw:frame>
        <draw:frame draw:style-name="gr21" draw:text-style-name="P1" draw:layer="layout" svg:width="0.536cm" svg:height="0.236cm" svg:x="4.826cm" svg:y="2.718cm">
          <draw:image xlink:href="Pictures/2000000100000219000000ED5D42725B.svm" xlink:type="simple" xlink:show="embed" xlink:actuate="onLoad">
            <text:p/>
          </draw:image>
        </draw:frame>
        <draw:frame draw:style-name="gr21" draw:text-style-name="P1" draw:layer="layout" svg:width="0.536cm" svg:height="0.236cm" svg:x="2.293cm" svg:y="2.718cm">
          <draw:image xlink:href="Pictures/2000000100000219000000ED5D42725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02T11:50:47</meta:creation-date>
    <meta:editing-duration>PT45M17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8-03T09:34:52</dc:date>
    <dc:creator>kkk </dc:creator>
    <meta:document-statistic meta:object-count="46"/>
    <meta:template xlink:type="simple" xlink:actuate="onRequest" xlink:title="kkkFigures" xlink:href="../../../../../.libreoffice/3/user/template/kkkFigures.otg" meta:date="2014-08-02T11:50:47"/>
  </office:meta>
</office:document-meta>
</file>